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E00000011E93822FF.gif" manifest:media-type="image/gif"/>
  <manifest:file-entry manifest:full-path="Pictures/100002000000000F0000001124C03C1C.gif" manifest:media-type="image/gif"/>
  <manifest:file-entry manifest:full-path="Pictures/1000020000000159000000147E58442A.gif" manifest:media-type="image/gif"/>
  <manifest:file-entry manifest:full-path="Pictures/10000200000000310000001BD8711DB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2819in" table:align="center" fo:background-color="#0060f0">
        <style:background-image/>
      </style:table-properties>
    </style:style>
    <style:style style:name="Table1.A" style:family="table-column">
      <style:table-column-properties style:column-width="2.2819in"/>
    </style:style>
    <style:style style:name="Table1.A1" style:family="table-cell">
      <style:table-cell-properties style:vertical-align="middle" fo:padding="0.0194in" fo:border="none"/>
    </style:style>
    <style:style style:name="P1"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style>
    <style:style style:name="P2"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bold"/>
    </style:style>
    <style:style style:name="P3" style:family="paragraph" style:parent-style-name="Text_20_body">
      <style:paragraph-properties fo:margin-left="0in" fo:margin-right="0in" fo:widows="1" fo:text-indent="0in" style:auto-text-indent="false"/>
      <style:text-properties fo:font-variant="normal" fo:text-transform="none" fo:color="#000000" fo:letter-spacing="normal"/>
    </style:style>
    <style:style style:name="P4" style:family="paragraph" style:parent-style-name="Text_20_body">
      <style:paragraph-properties fo:margin-left="0in" fo:margin-right="0in" fo:widows="1" fo:text-indent="0in" style:auto-text-indent="false"/>
    </style:style>
    <style:style style:name="P5" style:family="paragraph" style:parent-style-name="Table_20_Contents">
      <style:text-properties fo:color="#c0ffff"/>
    </style:style>
    <style:style style:name="P6" style:family="paragraph" style:parent-style-name="Heading_20_2">
      <style:paragraph-properties fo:margin-left="0in" fo:margin-right="0in" fo:widows="1" fo:text-indent="0in" style:auto-text-indent="false"/>
      <style:text-properties fo:font-variant="normal" fo:text-transform="none" fo:color="#0070e8" style:font-name="Times New Roman" fo:letter-spacing="normal" fo:font-style="normal"/>
    </style:style>
    <style:style style:name="P7" style:family="paragraph" style:parent-style-name="Preformatted_20_Text">
      <style:paragraph-properties fo:widows="1"/>
      <style:text-properties fo:font-variant="normal" fo:text-transform="none" fo:color="#000000" fo:letter-spacing="normal" fo:font-style="normal" fo:font-weight="normal"/>
    </style:style>
    <style:style style:name="P8" style:family="paragraph" style:parent-style-name="Preformatted_20_Text">
      <style:paragraph-properties fo:widows="1"/>
    </style:style>
    <style:style style:name="P9" style:family="paragraph" style:parent-style-name="Preformatted_20_Text">
      <style:paragraph-properties fo:margin-left="0in" fo:margin-right="0in" fo:widows="1" fo:text-indent="0in" style:auto-text-indent="false"/>
      <style:text-properties fo:font-variant="normal" fo:text-transform="none" fo:color="#000000" fo:letter-spacing="normal" fo:font-style="normal" fo:font-weight="normal"/>
    </style:style>
    <style:style style:name="P10" style:family="paragraph" style:parent-style-name="Preformatted_20_Text">
      <style:paragraph-properties fo:margin-left="0in" fo:margin-right="0in" fo:margin-top="0in" fo:margin-bottom="0.1965in" loext:contextual-spacing="false" fo:widows="1" fo:text-indent="0in" style:auto-text-indent="false"/>
      <style:text-properties fo:font-variant="normal" fo:text-transform="none" fo:color="#000000" fo:letter-spacing="normal" fo:font-style="normal" fo:font-weight="normal"/>
    </style:style>
    <style:style style:name="P11" style:family="paragraph" style:parent-style-name="Preformatted_20_Text">
      <style:paragraph-properties fo:margin-top="0in" fo:margin-bottom="0.1965in" loext:contextual-spacing="false" fo:widows="1"/>
      <style:text-properties fo:font-variant="normal" fo:text-transform="none" fo:color="#000000" fo:letter-spacing="normal" fo:font-style="normal" fo:font-weight="normal"/>
    </style:style>
    <style:style style:name="P12" style:family="paragraph" style:parent-style-name="Sender">
      <style:paragraph-properties fo:margin-left="0in" fo:margin-right="0in" fo:widows="1" fo:text-indent="0in" style:auto-text-indent="false"/>
      <style:text-properties fo:font-variant="normal" fo:text-transform="none" fo:color="#000000" style:font-name="Times New Roman" fo:font-size="14pt" fo:letter-spacing="normal" fo:font-weight="normal"/>
    </style:style>
    <style:style style:name="T1" style:family="text">
      <style:text-properties fo:font-size="18pt" fo:font-weight="bold"/>
    </style:style>
    <style:style style:name="T2" style:family="text">
      <style:text-properties fo:font-weight="bold"/>
    </style:style>
    <style:style style:name="T3" style:family="text">
      <style:text-properties fo:color="#c0ffff"/>
    </style:style>
    <style:style style:name="T4" style:family="text">
      <style:text-properties fo:color="#c0ffff" fo:font-size="18pt" fo:font-weight="bold"/>
    </style:style>
    <style:style style:name="T5" style:family="text">
      <style:text-properties fo:font-style="italic"/>
    </style:style>
    <style:style style:name="T6" style:family="text">
      <style:text-properties fo:font-variant="normal" fo:text-transform="none" fo:color="#000000" style:font-name="Times New Roman" fo:font-size="14pt" fo:letter-spacing="normal" fo:font-style="normal" fo:font-weight="normal"/>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able:table table:name="Table1" table:style-name="Table1">
        <table:table-column table:style-name="Table1.A"/>
        <table:table-row>
          <table:table-cell table:style-name="Table1.A1" office:value-type="string">
            <text:p text:style-name="Table_20_Contents"><text:span text:style-name="T3"> </text:span><text:bookmark text:name="SECTION0001000000000000000000"/><text:span text:style-name="T4">Intersecting Circles</text:span><text:span text:style-name="T2"> </text:span></text:p>
          </table:table-cell>
        </table:table-row>
      </table:table>
      <text:p text:style-name="P1">The equation of a circle with radius <text:span text:style-name="T5">r</text:span> and center <draw:frame draw:style-name="fr1" draw:name="Image1" text:anchor-type="as-char" svg:width="0.5102in" svg:height="0.2811in" draw:z-index="0"><draw:image xlink:href="Pictures/10000200000000310000001BD8711DBF.gif" xlink:type="simple" xlink:show="embed" xlink:actuate="onLoad"/><svg:title>tex2html_wrap_inline29</svg:title></draw:frame> is</text:p>
      <text:p text:style-name="P3"><draw:frame draw:style-name="fr2" draw:name="Image2" text:anchor-type="as-char" svg:width="3.5937in" svg:height="0.2083in" draw:z-index="1"><draw:image xlink:href="Pictures/1000020000000159000000147E58442A.gif" xlink:type="simple" xlink:show="embed" xlink:actuate="onLoad"/><svg:title>displaymath31</svg:title></draw:frame></text:p>
      <text:p text:style-name="P1">Write a program that compares two circles to see if they intersect and, if they do, computes the points of intersection. (There can be 1, 2, or and infinite number of such points).</text:p>
      <text:h text:style-name="P6" text:outline-level="2"><text:bookmark text:name="SECTION0001001000000000000000"/>Input</text:h>
      <text:p text:style-name="P1">The input to this program will consist of a pair number of lines. Each two lines represent a intersection problem. Each line will contain 3 real numbers constituting the <draw:frame draw:style-name="fr1" draw:name="Image3" text:anchor-type="as-char" svg:width="0.1563in" svg:height="0.1772in" draw:z-index="2"><draw:image xlink:href="Pictures/100002000000000F0000001124C03C1C.gif" xlink:type="simple" xlink:show="embed" xlink:actuate="onLoad"/><svg:title>tex2html_wrap_inline33</svg:title></draw:frame> , <draw:frame draw:style-name="fr1" draw:name="Image4" text:anchor-type="as-char" svg:width="0.1457in" svg:height="0.1772in" draw:z-index="3"><draw:image xlink:href="Pictures/100002000000000E00000011E93822FF.gif" xlink:type="simple" xlink:show="embed" xlink:actuate="onLoad"/><svg:title>tex2html_wrap_inline35</svg:title></draw:frame> and <text:span text:style-name="T5">r</text:span> parameters for one circle.</text:p>
      <text:h text:style-name="P6" text:outline-level="2"><text:bookmark text:name="SECTION0001002000000000000000"/>Output</text:h>
      <text:p text:style-name="P4"><text:span text:style-name="T6">For each problem, the output should be the words "</text:span><text:span text:style-name="Teletype"><text:span text:style-name="T6">NO INTERSECTION</text:span></text:span><text:span text:style-name="T6">" if the circles do not intersect.</text:span></text:p>
      <text:p text:style-name="P4"><text:span text:style-name="T6">When they have an infinite number of intersection points, the output should be the words "</text:span><text:span text:style-name="Teletype"><text:span text:style-name="T6">THE CIRCLES ARE THE SAME</text:span></text:span><text:span text:style-name="T6">"</text:span></text:p>
      <text:p text:style-name="P1">If they do intersect at 1 or 2 points, the output should be a line with one or two pairs, respectively, of real numbers giving the <text:span text:style-name="T5">x</text:span> and <text:span text:style-name="T5">y</text:span> coordinates of any point of intersection. Pairs must be sorted first by their <text:span text:style-name="T5">x</text:span> coordinate and when these are equal by the <text:span text:style-name="T5">y</text:span> coordinate.</text:p>
      <text:p text:style-name="P1">Each pair is to be printed in parenthesis with numbers accurately rounded to three digits to the right of the decimal point, as the sample below.</text:p>
      <text:h text:style-name="P6" text:outline-level="2"><text:bookmark text:name="SECTION0001003000000000000000"/>Sample Input</text:h>
      <text:p text:style-name="P9">0.0 0.0 1.0</text:p>
      <text:p text:style-name="P7">3.0 0.0 1.0</text:p>
      <text:p text:style-name="P7">0.0 0.0 1.0</text:p>
      <text:p text:style-name="P7">0.0 0.0 1.0</text:p>
      <text:p text:style-name="P7">0.0 0.0 1.0</text:p>
      <text:p text:style-name="P11">1.0 0.0 1.0</text:p>
      <text:h text:style-name="P6" text:outline-level="2"><text:bookmark text:name="SECTION0001004000000000000000"/><text:soft-page-break/>Sample Output</text:h>
      <text:p text:style-name="P9">NO INTERSECTION</text:p>
      <text:p text:style-name="P7">THE CIRCLES ARE THE SAME</text:p>
      <text:p text:style-name="P11">(0.500,-0.866)(0.500,0.86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3:11:31.047000000</meta:creation-date>
    <dc:date>2015-03-25T13:16:47.875000000</dc:date>
    <meta:editing-duration>PT5M16S</meta:editing-duration>
    <meta:editing-cycles>2</meta:editing-cycles>
    <meta:generator>LibreOffice/4.3.4.1$Windows_x86 LibreOffice_project/bc356b2f991740509f321d70e4512a6a54c5f243</meta:generator>
    <meta:document-statistic meta:table-count="1" meta:image-count="4" meta:object-count="0" meta:page-count="2" meta:paragraph-count="22" meta:word-count="230" meta:character-count="1263" meta:non-whitespace-character-count="1049"/>
  </office:meta>
</office:document-meta>
</file>